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fo:color="#000000" style:font-family-generic="swiss"/>
    </style:style>
    <style:style style:name="co1" style:family="table-column">
      <style:table-column-properties fo:break-before="auto" style:column-width="1.72861111111111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88055555555556cm"/>
    </style:style>
    <style:style style:name="co4" style:family="table-column">
      <style:table-column-properties fo:break-before="auto" style:column-width="1.25236111111111cm"/>
    </style:style>
    <style:style style:name="co5" style:family="table-column">
      <style:table-column-properties fo:break-before="auto" style:column-width="1.23472222222222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30527777777778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86972222222222cm"/>
    </style:style>
    <style:style style:name="co10" style:family="table-column">
      <style:table-column-properties fo:break-before="auto" style:column-width="3.29847222222222cm"/>
    </style:style>
    <style:style style:name="co11" style:family="table-column">
      <style:table-column-properties fo:break-before="auto" style:column-width="14.605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3.68652777777778cm"/>
    </style:style>
    <style:style style:name="co14" style:family="table-column">
      <style:table-column-properties fo:break-before="auto" style:column-width="1.04069444444444cm"/>
    </style:style>
    <style:style style:name="co15" style:family="table-column">
      <style:table-column-properties fo:break-before="auto" style:column-width="1.21708333333333cm"/>
    </style:style>
    <style:style style:name="co16" style:family="table-column">
      <style:table-column-properties fo:break-before="auto" style:column-width="1.81680555555556cm"/>
    </style:style>
    <style:style style:name="co17" style:family="table-column">
      <style:table-column-properties fo:break-before="auto" style:column-width="0.15875cm"/>
    </style:style>
    <style:style style:name="co18" style:family="table-column">
      <style:table-column-properties fo:break-before="auto" style:column-width="0.194027777777778cm"/>
    </style:style>
    <style:style style:name="co19" style:family="table-column">
      <style:table-column-properties fo:break-before="auto" style:column-width="29.4922222222222cm"/>
    </style:style>
    <style:style style:name="co20" style:family="table-column">
      <style:table-column-properties fo:break-before="auto" style:column-width="8.90763888888889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@udma_camer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camera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reg@udma_ctr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reg@udma_i2c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i2cm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reg@udma_qs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qspi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reg@udma_sd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sd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reg@udma_uart" table:style-name="ta1">
        <table:table-column table:style-name="co12" table:number-columns-repeated="2" table:default-cell-style-name="ce1"/>
        <table:table-column table:style-name="co13" table:default-cell-style-name="ce1"/>
        <table:table-column table:style-name="co7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12" table:number-columns-repeated="16370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udma_uart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RX_SADDR</text:p>
          </table:table-cell>
          <table:table-cell office:value-type="string" table:style-name="ce2">
            <text:p>SADDR</text:p>
          </table:table-cell>
          <table:table-cell office:value-type="string" table:style-name="ce2">
            <text:p>RW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Address of receive buffer on write; current address on read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RX_SIZ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Size of receive buffer on write; bytes left on read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CLEAR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Clear the receive channe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PENDING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Receive transaction is pend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the receive channe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CONTINUOUS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0: stop after last transfer for channel, 0x1: after last transfer for channel, reload buffer size and start address and restart channe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X_SADDR</text:p>
          </table:table-cell>
          <table:table-cell office:value-type="string" table:style-name="ce2">
            <text:p>SADDR</text:p>
          </table:table-cell>
          <table:table-cell office:value-type="string" table:style-name="ce2">
            <text:p>RW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Address of transmit buffer on write; current address on read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X_SIZ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Size of receive buffer on write; bytes left on read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CLR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Clear the transmit channe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PENDING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Transmit transaction is pend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the transmit channe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CONTINUOUS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0: stop after last transfer for channel, 0x1: after last transfer for channel, reload buffer size and start address and restart channel, reload buffer size and start address and restart channe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X_BUSY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1: receiver is bus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TX_BUSY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1: transmitter is bus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DIV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EN_RX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the reciev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EN_TX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the transmitt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RX_CLEAN_FIFO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mpty the receive FIFO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RX_POLLING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polling mode for receiv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STOP_BITS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0: 1 stop bit, 0x1: 2 stop bit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BITS</text:p>
          </table:table-cell>
          <table:table-cell office:value-type="string" table:style-name="ce2">
            <text:p>RW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0: 5 bit transfers, 0x1: 6 bit transfers, 0x2: 7 bit transfers, 0x3: 8 bit transfer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PARITY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parit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PARITY_ERR</text:p>
          </table:table-cell>
          <table:table-cell office:value-type="string" table:style-name="ce2">
            <text:p>R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1 indicates parity error; read clears the bi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9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OVERFLOW_ERR</text:p>
          </table:table-cell>
          <table:table-cell office:value-type="string" table:style-name="ce2">
            <text:p>RC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0x1 indicates overflow error; read clears the bi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IRQ_EN</text:p>
          </table:table-cell>
          <table:table-cell office:value-type="string" table:style-name="ce2">
            <text:p>ERR_IRQ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the error interrup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IRQ_EN</text:p>
          </table:table-cell>
          <table:table-cell office:value-type="string" table:style-name="ce2">
            <text:p>RX_IRQ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Enable the receiver interrup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VALID</text:p>
          </table:table-cell>
          <table:table-cell office:value-type="string" table:style-name="ce2">
            <text:p>RX_DATA_VALID</text:p>
          </table:table-cell>
          <table:table-cell office:value-type="string" table:style-name="ce2">
            <text:p>RC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Cleared when RX_DATA is rea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RX_DATA</text:p>
          </table:table-cell>
          <table:table-cell office:value-type="string" table:style-name="ce2">
            <text:p>RC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2"/>
          <table:table-cell table:number-columns-repeated="2" table:style-name="ce1"/>
          <table:table-cell office:value-type="string" table:style-name="ce2">
            <text:p>Receive data; reading clears RX_DATA_VALID</text:p>
          </table:table-cell>
          <table:table-cell table:number-columns-repeated="16372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1:22Z</meta:creation-date>
    <dc:date>2023-04-24T16:51:22Z</dc:date>
  </office:meta>
</office:document-meta>
</file>